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2ac5" officeooo:paragraph-rsid="001e2ac5"/>
    </style:style>
    <style:style style:name="P2" style:family="paragraph" style:parent-style-name="Standard">
      <style:text-properties officeooo:paragraph-rsid="001e2a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 hörte leise Schritte hinter sich. Das bedeutete nichts Gutes. Wer würde ihm schon folgen, spät in der Nacht und dazu noch in dieser engen <text:bookmark-start text:name="Lesezeichen 3"/>Gasse<text:bookmark-end text:name="Lesezeichen 3"/> mitten im übel beleumundeten Hafenviertel? Gerade jetzt, </text:p>
      <text:h text:style-name="Heading_20_1" text:outline-level="1">H1</text:h>
      <text:p text:style-name="P1">wo er das Ding seines Lebens gedreht hatte und mit der Beute verschwinden wollte! Hatte einer seiner zahllosen <text:bookmark-start text:name="Lesezeichen 1"/>Kollegen<text:bookmark-end text:name="Lesezeichen 1"/>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text:p>
      <text:h text:style-name="Heading_20_1" text:outline-level="1"><text:bookmark-start text:name="Lesezeichen 2"/>H1 mit Lesezeichen<text:bookmark-end text:name="Lesezeichen 2"/></text:h>
      <text:p text:style-name="P1">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irst Last</meta:initial-creator>
    <meta:creation-date>2024-01-31T21:05:18.647273325</meta:creation-date>
    <dc:date>2024-01-31T21:52:23.787415988</dc:date>
    <dc:creator>First Last</dc:creator>
    <meta:editing-duration>PT3M44S</meta:editing-duration>
    <meta:editing-cycles>2</meta:editing-cycles>
    <meta:generator>LibreOfficeDev/24.8.0.0.alpha0$Linux_X86_64 LibreOffice_project/0ace25e9ad343539e9d334023606c054d8a9215e</meta:generator>
    <meta:document-statistic meta:table-count="0" meta:image-count="0" meta:object-count="0" meta:page-count="1" meta:paragraph-count="5" meta:word-count="276" meta:character-count="1752" meta:non-whitespace-character-count="1479"/>
  </office:meta>
</office:document-meta>
</file>